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Hora de Coda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E1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screva uma função que recebe as 3 notas de um aluno por parâmetro e uma letra. Se a letra for “a”, a função calcula a média aritmética das notas do aluno, se for “p”, a sua média ponderada (pesos: 5, 3 e 2). A função deve retornar a média calculad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E2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aça uma função que recebe por parâmetro um valor inteiro e positivo e retorna o valor lógico Verdadeiro caso o valor seja primo e Falso em caso contrá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5cm" svg:y="0.2cm" presentation:class="title" presentation:user-transformed="true">
          <draw:text-box>
            <text:p>E3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screva uma função que recebes 3 valores reais X, Y e Z e que verifique se esses valores podem ser os comprimentos dos lados de um triângulo e, neste caso, retornar qual o tipo de triângulo formado. Para que X, Y e Z formem um triângulo é necessário que a seguinte propriedade seja satisfeita: o comprimento de cada lado de um triângulo é menor do que a soma do comprimento dos outros dois lados (retorna 0 caso não seja possível). A função deve identificar o tipo de triângulo formado observando as seguintes definições:</text:p>
              </text:list-item>
              <text:list-item>
                <text:p>a. Triângulo Equilátero: os comprimentos dos 3 lados são iguais (retorna 1);</text:p>
              </text:list-item>
              <text:list-item>
                <text:p>b. Triângulo Isósceles: os comprimentos de 2 lados são iguais (retorna 2);</text:p>
              </text:list-item>
              <text:list-item>
                <text:p>c. Triângulo Escaleno: os comprimentos dos 3 lados são diferentes (retorna 3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5cm" svg:y="0.2cm" presentation:class="title" presentation:user-transformed="true">
          <draw:text-box>
            <text:p>E4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aça uma função que recebe um vetor X[15] de inteiros , por referência, e retorna a quantidade de valores pares em X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5cm" svg:y="0.2cm" presentation:class="title" presentation:user-transformed="true">
          <draw:text-box>
            <text:p>E5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aça uma função que recebe um vetor X[20] de reais , por referência, e retorna a soma dos elementos de X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5cm" svg:y="0.2cm" presentation:class="title" presentation:user-transformed="true">
          <draw:text-box>
            <text:p>E6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aça uma função que receba, por referência, um vetor K[15] e retorna, também por referência, um vetor P contendo apenas os valores primos de 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5cm" svg:y="0.2cm" presentation:class="title" presentation:user-transformed="true">
          <draw:text-box>
            <text:p>E7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screva uma função em "C" que receba um string um caracter e o índice de uma posição do string como parâmetro e insira o caracter na posição "empurrando" todos os demais para o l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5cm" svg:y="0.2cm" presentation:class="title" presentation:user-transformed="true">
          <draw:text-box>
            <text:p>Desafio final 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struir um programa em "C" que implementa uma agenda eletrônica. O programa deve ter um menu com as seguintes opções:</text:p>
              </text:list-item>
              <text:list-item>
                <text:p>1- Entrar um nome na agenda</text:p>
              </text:list-item>
              <text:list-item>
                <text:p>2- Imprimir na tela os dados de uma das pessoas cadastradas (consulta por nome)</text:p>
              </text:list-item>
              <text:list-item>
                <text:p text:style-name="P3">3- Imprimir em um arquivo a lista dos nomes que começam pela letra indicada</text:p>
                <text:p text:style-name="P3"><text:line-break/>VERSÃO HACKER</text:p>
              </text:list-item>
              <text:list-item>
                <text:p text:style-name="P3">4 Ordenar a lista</text:p>
              </text:list-item>
              <text:list-item>
                <text:p text:style-name="P3">5 Incluir um dado no arquivo e colocá-lo na ordem</text:p>
              </text:list-item>
              <text:list-item>
                <text:p text:style-name="P3">6 Gerar um gráfico em arte ascii indicando <text:s/>a porcentagem de pessoas de mesmo no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draw:frame presentation:style-name="pr6" draw:text-style-name="P1" draw:layer="layout" svg:width="26.5cm" svg:height="1.8cm" svg:x="0.4cm" svg:y="0.2cm" presentation:class="title" presentation:placeholder="true">
          <draw:text-box/>
        </draw:frame>
        <draw:frame presentation:style-name="pr7" draw:text-style-name="P1" draw:layer="layout" svg:width="12.297cm" svg:height="9.134cm" svg:x="1.4cm" svg:y="3.685cm" presentation:class="outline" presentation:placeholder="true">
          <draw:text-box/>
        </draw:frame>
        <draw:frame presentation:style-name="pr7" draw:text-style-name="P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9T17:44:25.460555151</meta:creation-date>
    <meta:editing-duration>PT6H17M41S</meta:editing-duration>
    <meta:editing-cycles>4</meta:editing-cycles>
    <meta:generator>LibreOffice/7.3.2.2$Linux_X86_64 LibreOffice_project/49f2b1bff42cfccbd8f788c8dc32c1c309559be0</meta:generator>
    <dc:title>Portfolio</dc:title>
    <dc:date>2022-04-11T01:04:49.358100800</dc:date>
    <meta:document-statistic meta:object-count="97"/>
  </office:meta>
</office:document-meta>
</file>